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6pt"/>
    </style:style>
    <style:style style:name="co2" style:family="table-column">
      <style:table-column-properties fo:break-before="auto" style:column-width="83.11pt"/>
    </style:style>
    <style:style style:name="co3" style:family="table-column">
      <style:table-column-properties fo:break-before="auto" style:column-width="46.9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ummary</text:p>
          </table:table-cell>
          <table:covered-table-cell table:style-name="ce5"/>
          <table:covered-table-cell table:number-columns-repeated="3"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Namespace</text:p>
          </table:table-cell>
          <table:table-cell table:style-name="ce3" office:value-type="string" calcext:value-type="string">
            <text:p>Non FM Globals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Reads</text:p>
          </table:table-cell>
          <table:table-cell table:style-name="ce3" office:value-type="string" calcext:value-type="string">
            <text:p>Kill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LPB*</text:p>
          </table:table-cell>
          <table:table-cell table:formula="of:=SUM(['file:///Users/rafael/git/rafael5/vdp/documents/artifacts/fileman/fm-analysis-20150801/NonFMglobals.ods'#$ALPB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ALPB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ALPB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ALPB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PSP*</text:p>
          </table:table-cell>
          <table:table-cell table:formula="of:=SUM(['file:///Users/rafael/git/rafael5/vdp/documents/artifacts/fileman/fm-analysis-20150801/NonFMglobals.ods'#$APSP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APSP.F$1:.F$1048576])" office:value-type="float" office:value="4" calcext:value-type="float">
            <text:p>4</text:p>
          </table:table-cell>
          <table:table-cell table:formula="of:=SUM(['file:///Users/rafael/git/rafael5/vdp/documents/artifacts/fileman/fm-analysis-20150801/NonFMglobals.ods'#$APSP.G$1:.G$1048576])" office:value-type="float" office:value="4" calcext:value-type="float">
            <text:p>4</text:p>
          </table:table-cell>
          <table:table-cell table:formula="of:=SUM(['file:///Users/rafael/git/rafael5/vdp/documents/artifacts/fileman/fm-analysis-20150801/NonFMglobals.ods'#$APSP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A*</text:p>
          </table:table-cell>
          <table:table-cell table:formula="of:=SUM(['file:///Users/rafael/git/rafael5/vdp/documents/artifacts/fileman/fm-analysis-20150801/NonFMglobals.ods'#$LA.D$1:.D$1048576])" office:value-type="float" office:value="549" calcext:value-type="float">
            <text:p>549</text:p>
          </table:table-cell>
          <table:table-cell table:formula="of:=SUM(['file:///Users/rafael/git/rafael5/vdp/documents/artifacts/fileman/fm-analysis-20150801/NonFMglobals.ods'#$LA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A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A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R*</text:p>
          </table:table-cell>
          <table:table-cell table:formula="of:=SUM(['file:///Users/rafael/git/rafael5/vdp/documents/artifacts/fileman/fm-analysis-20150801/NonFMglobals.ods'#$LR.D$1:.D$1048576])" office:value-type="float" office:value="58" calcext:value-type="float">
            <text:p>58</text:p>
          </table:table-cell>
          <table:table-cell table:formula="of:=SUM(['file:///Users/rafael/git/rafael5/vdp/documents/artifacts/fileman/fm-analysis-20150801/NonFMglobals.ods'#$LR.F$1:.F$1048576])" office:value-type="float" office:value="21" calcext:value-type="float">
            <text:p>21</text:p>
          </table:table-cell>
          <table:table-cell table:formula="of:=SUM(['file:///Users/rafael/git/rafael5/vdp/documents/artifacts/fileman/fm-analysis-20150801/NonFMglobals.ods'#$LR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R.H$1:.H$1048576])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RAP*</text:p>
          </table:table-cell>
          <table:table-cell table:formula="of:=SUM(['file:///Users/rafael/git/rafael5/vdp/documents/artifacts/fileman/fm-analysis-20150801/NonFMglobals.ods'#$LRAP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RAP.E$1:.E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RAP.F$1:.F$1048576])" office:value-type="float" office:value="1" calcext:value-type="float">
            <text:p>1</text:p>
          </table:table-cell>
          <table:table-cell table:formula="of:=SUM(['file:///Users/rafael/git/rafael5/vdp/documents/artifacts/fileman/fm-analysis-20150801/NonFMglobals.ods'#$LRAP.G$1:.G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RMI*</text:p>
          </table:table-cell>
          <table:table-cell table:formula="of:=SUM(['file:///Users/rafael/git/rafael5/vdp/documents/artifacts/fileman/fm-analysis-20150801/NonFMglobals.ods'#$LRMI.D$1:.D$1048576])" office:value-type="float" office:value="1" calcext:value-type="float">
            <text:p>1</text:p>
          </table:table-cell>
          <table:table-cell table:formula="of:=SUM(['file:///Users/rafael/git/rafael5/vdp/documents/artifacts/fileman/fm-analysis-20150801/NonFMglobals.ods'#$LRMI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RMI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RMI.H$1:.H$1048576]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S*</text:p>
          </table:table-cell>
          <table:table-cell table:formula="of:=SUM(['file:///Users/rafael/git/rafael5/vdp/documents/artifacts/fileman/fm-analysis-20150801/NonFMglobals.ods'#$LS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S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S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LS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LT*</text:p>
          </table:table-cell>
          <table:table-cell table:formula="of:=SUM(['file:///Users/rafael/git/rafael5/vdp/documents/artifacts/fileman/fm-analysis-20150801/NonFMglobals.ods'#$NLT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NLT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NLT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NLT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PP*</text:p>
          </table:table-cell>
          <table:table-cell table:formula="of:=SUM(['file:///Users/rafael/git/rafael5/vdp/documents/artifacts/fileman/fm-analysis-20150801/NonFMglobals.ods'#$PPP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PP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PP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PP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EC*</text:p>
          </table:table-cell>
          <table:table-cell table:formula="of:=SUM(['file:///Users/rafael/git/rafael5/vdp/documents/artifacts/fileman/fm-analysis-20150801/NonFMglobals.ods'#$PREC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REC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REC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REC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EM*</text:p>
          </table:table-cell>
          <table:table-cell table:formula="of:=SUM(['file:///Users/rafael/git/rafael5/vdp/documents/artifacts/fileman/fm-analysis-20150801/NonFMglobals.ods'#$PREM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REM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REM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REM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EN*</text:p>
          </table:table-cell>
          <table:table-cell table:formula="of:=SUM(['file:///Users/rafael/git/rafael5/vdp/documents/artifacts/fileman/fm-analysis-20150801/NonFMglobals.ods'#$PREN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REN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REN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REN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A*</text:p>
          </table:table-cell>
          <table:table-cell table:formula="of:=SUM(['file:///Users/rafael/git/rafael5/vdp/documents/artifacts/fileman/fm-analysis-20150801/NonFMglobals.ods'#$PSA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A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A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A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B*</text:p>
          </table:table-cell>
          <table:table-cell table:formula="of:=SUM(['file:///Users/rafael/git/rafael5/vdp/documents/artifacts/fileman/fm-analysis-20150801/NonFMglobals.ods'#$PSB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B.F$1:.F$1048576])" office:value-type="float" office:value="1" calcext:value-type="float">
            <text:p>1</text:p>
          </table:table-cell>
          <table:table-cell table:formula="of:=SUM(['file:///Users/rafael/git/rafael5/vdp/documents/artifacts/fileman/fm-analysis-20150801/NonFMglobals.ods'#$PSB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B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CST*</text:p>
          </table:table-cell>
          <table:table-cell table:formula="of:=SUM(['file:///Users/rafael/git/rafael5/vdp/documents/artifacts/fileman/fm-analysis-20150801/NonFMglobals.ods'#$PSCST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CST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CST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CST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D*</text:p>
          </table:table-cell>
          <table:table-cell table:formula="of:=SUM(['file:///Users/rafael/git/rafael5/vdp/documents/artifacts/fileman/fm-analysis-20150801/NonFMglobals.ods'#$PSD.D$1:.D$1048576])" office:value-type="float" office:value="1" calcext:value-type="float">
            <text:p>1</text:p>
          </table:table-cell>
          <table:table-cell table:formula="of:=SUM(['file:///Users/rafael/git/rafael5/vdp/documents/artifacts/fileman/fm-analysis-20150801/NonFMglobals.ods'#$PSD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D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D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G*</text:p>
          </table:table-cell>
          <table:table-cell table:formula="of:=SUM(['file:///Users/rafael/git/rafael5/vdp/documents/artifacts/fileman/fm-analysis-20150801/NonFMglobals.ods'#$PSG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G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G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G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GW*</text:p>
          </table:table-cell>
          <table:table-cell table:formula="of:=SUM(['file:///Users/rafael/git/rafael5/vdp/documents/artifacts/fileman/fm-analysis-20150801/NonFMglobals.ods'#$PSGW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GW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GW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GW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I*</text:p>
          </table:table-cell>
          <table:table-cell table:formula="of:=SUM(['file:///Users/rafael/git/rafael5/vdp/documents/artifacts/fileman/fm-analysis-20150801/NonFMglobals.ods'#$PSI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I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I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I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IV*</text:p>
          </table:table-cell>
          <table:table-cell table:formula="of:=SUM(['file:///Users/rafael/git/rafael5/vdp/documents/artifacts/fileman/fm-analysis-20150801/NonFMglobals.ods'#$PSIV.D$1:.D$1048576])" office:value-type="float" office:value="18" calcext:value-type="float">
            <text:p>18</text:p>
          </table:table-cell>
          <table:table-cell table:formula="of:=SUM(['file:///Users/rafael/git/rafael5/vdp/documents/artifacts/fileman/fm-analysis-20150801/NonFMglobals.ods'#$PSIV.F$1:.F$1048576])" office:value-type="float" office:value="1" calcext:value-type="float">
            <text:p>1</text:p>
          </table:table-cell>
          <table:table-cell table:formula="of:=SUM(['file:///Users/rafael/git/rafael5/vdp/documents/artifacts/fileman/fm-analysis-20150801/NonFMglobals.ods'#$PSIV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IV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J*</text:p>
          </table:table-cell>
          <table:table-cell table:formula="of:=SUM(['file:///Users/rafael/git/rafael5/vdp/documents/artifacts/fileman/fm-analysis-20150801/NonFMglobals.ods'#$PSJ.D$1:.D$1048576])" office:value-type="float" office:value="15" calcext:value-type="float">
            <text:p>15</text:p>
          </table:table-cell>
          <table:table-cell table:formula="of:=SUM(['file:///Users/rafael/git/rafael5/vdp/documents/artifacts/fileman/fm-analysis-20150801/NonFMglobals.ods'#$PSJ.F$1:.F$1048576])" office:value-type="float" office:value="1" calcext:value-type="float">
            <text:p>1</text:p>
          </table:table-cell>
          <table:table-cell table:formula="of:=SUM(['file:///Users/rafael/git/rafael5/vdp/documents/artifacts/fileman/fm-analysis-20150801/NonFMglobals.ods'#$PSJ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J.H$1:.H$1048576]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N*</text:p>
          </table:table-cell>
          <table:table-cell table:formula="of:=SUM(['file:///Users/rafael/git/rafael5/vdp/documents/artifacts/fileman/fm-analysis-20150801/NonFMglobals.ods'#$PSN.D$1:.D$1048576])" office:value-type="float" office:value="7" calcext:value-type="float">
            <text:p>7</text:p>
          </table:table-cell>
          <table:table-cell table:formula="of:=SUM(['file:///Users/rafael/git/rafael5/vdp/documents/artifacts/fileman/fm-analysis-20150801/NonFMglobals.ods'#$PSN.F$1:.F$1048576])" office:value-type="float" office:value="5" calcext:value-type="float">
            <text:p>5</text:p>
          </table:table-cell>
          <table:table-cell table:formula="of:=SUM(['file:///Users/rafael/git/rafael5/vdp/documents/artifacts/fileman/fm-analysis-20150801/NonFMglobals.ods'#$PSN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N.H$1:.H$1048576])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O*</text:p>
          </table:table-cell>
          <table:table-cell table:formula="of:=SUM(['file:///Users/rafael/git/rafael5/vdp/documents/artifacts/fileman/fm-analysis-20150801/NonFMglobals.ods'#$PSO.D$1:.D$1048576])" office:value-type="float" office:value="3" calcext:value-type="float">
            <text:p>3</text:p>
          </table:table-cell>
          <table:table-cell table:formula="of:=SUM(['file:///Users/rafael/git/rafael5/vdp/documents/artifacts/fileman/fm-analysis-20150801/NonFMglobals.ods'#$PSO.F$1:.F$1048576])" office:value-type="float" office:value="14" calcext:value-type="float">
            <text:p>14</text:p>
          </table:table-cell>
          <table:table-cell table:formula="of:=SUM(['file:///Users/rafael/git/rafael5/vdp/documents/artifacts/fileman/fm-analysis-20150801/NonFMglobals.ods'#$PSO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O.H$1:.H$1048576])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RX*</text:p>
          </table:table-cell>
          <table:table-cell table:formula="of:=SUM(['file:///Users/rafael/git/rafael5/vdp/documents/artifacts/fileman/fm-analysis-20150801/NonFMglobals.ods'#$PSRX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RX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RX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RX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S*</text:p>
          </table:table-cell>
          <table:table-cell table:formula="of:=SUM(['file:///Users/rafael/git/rafael5/vdp/documents/artifacts/fileman/fm-analysis-20150801/NonFMglobals.ods'#$PSS.D$1:.D$1048576])" office:value-type="float" office:value="9" calcext:value-type="float">
            <text:p>9</text:p>
          </table:table-cell>
          <table:table-cell table:formula="of:=SUM(['file:///Users/rafael/git/rafael5/vdp/documents/artifacts/fileman/fm-analysis-20150801/NonFMglobals.ods'#$PSS.F$1:.F$1048576])" office:value-type="float" office:value="10" calcext:value-type="float">
            <text:p>10</text:p>
          </table:table-cell>
          <table:table-cell table:formula="of:=SUM(['file:///Users/rafael/git/rafael5/vdp/documents/artifacts/fileman/fm-analysis-20150801/NonFMglobals.ods'#$PSS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S.H$1:.H$1048576])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U*</text:p>
          </table:table-cell>
          <table:table-cell table:formula="of:=SUM(['file:///Users/rafael/git/rafael5/vdp/documents/artifacts/fileman/fm-analysis-20150801/NonFMglobals.ods'#$PSU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U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U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U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SX*</text:p>
          </table:table-cell>
          <table:table-cell table:formula="of:=SUM(['file:///Users/rafael/git/rafael5/vdp/documents/artifacts/fileman/fm-analysis-20150801/NonFMglobals.ods'#$PSX.D$1:.D$1048576])" office:value-type="float" office:value="12" calcext:value-type="float">
            <text:p>12</text:p>
          </table:table-cell>
          <table:table-cell table:formula="of:=SUM(['file:///Users/rafael/git/rafael5/vdp/documents/artifacts/fileman/fm-analysis-20150801/NonFMglobals.ods'#$PSX.F$1:.F$1048576])" office:value-type="float" office:value="1" calcext:value-type="float">
            <text:p>1</text:p>
          </table:table-cell>
          <table:table-cell table:formula="of:=SUM(['file:///Users/rafael/git/rafael5/vdp/documents/artifacts/fileman/fm-analysis-20150801/NonFMglobals.ods'#$PSX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SX.H$1:.H$1048576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X*</text:p>
          </table:table-cell>
          <table:table-cell table:formula="of:=SUM(['file:///Users/rafael/git/rafael5/vdp/documents/artifacts/fileman/fm-analysis-20150801/NonFMglobals.ods'#$PX.D$1:.D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X.F$1:.F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X.G$1:.G$1048576])" office:value-type="float" office:value="0" calcext:value-type="float">
            <text:p>0</text:p>
          </table:table-cell>
          <table:table-cell table:formula="of:=SUM(['file:///Users/rafael/git/rafael5/vdp/documents/artifacts/fileman/fm-analysis-20150801/NonFMglobals.ods'#$PX.H$1:.H$104857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30])" office:value-type="float" office:value="673" calcext:value-type="float">
            <text:p>673</text:p>
          </table:table-cell>
          <table:table-cell table:formula="of:=SUM([.C3:.C30])" office:value-type="float" office:value="58" calcext:value-type="float">
            <text:p>58</text:p>
          </table:table-cell>
          <table:table-cell table:formula="of:=SUM([.D3:.D30])" office:value-type="float" office:value="5" calcext:value-type="float">
            <text:p>5</text:p>
          </table:table-cell>
          <table:table-cell table:formula="of:=SUM([.E3:.E30])" office:value-type="float" office:value="52" calcext:value-type="float">
            <text:p>52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Users/rafael/git/rafael5/vdp/documents/artifacts/fileman/fm-analysis-20150801/NonFMglobals.ods'#ALPB" table:print="false" table:style-name="ta_extref">
        <table:table-source xlink:type="simple" xlink:href="../../git/rafael5/vdp/documents/artifacts/fileman/fm-analysis-20150801/NonFMglobals.ods" table:table-name="ALPB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APSP" table:print="false" table:style-name="ta_extref">
        <table:table-source xlink:type="simple" xlink:href="../../git/rafael5/vdp/documents/artifacts/fileman/fm-analysis-20150801/NonFMglobals.ods" table:table-name="APSP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LA" table:print="false" table:style-name="ta_extref">
        <table:table-source xlink:type="simple" xlink:href="../../git/rafael5/vdp/documents/artifacts/fileman/fm-analysis-20150801/NonFMglobals.ods" table:table-name="LA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LR" table:print="false" table:style-name="ta_extref">
        <table:table-source xlink:type="simple" xlink:href="../../git/rafael5/vdp/documents/artifacts/fileman/fm-analysis-20150801/NonFMglobals.ods" table:table-name="LR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 table:number-rows-repeated="5"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 table:number-rows-repeated="15">
          <table:table-cell table:number-columns-repeated="8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 table:number-rows-repeated="21"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LRAP" table:print="false" table:style-name="ta_extref">
        <table:table-source xlink:type="simple" xlink:href="../../git/rafael5/vdp/documents/artifacts/fileman/fm-analysis-20150801/NonFMglobals.ods" table:table-name="LRAP" table:mode="copy-results-only"/>
        <table:table-column table:number-columns-repeated="7"/>
        <table:table-row>
          <table:table-cell table:number-columns-repeated="3"/>
          <table:table-cell table:style-name="ce1" office:value-type="string">
            <text:p>Val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</table:table-row>
        <table:table-row table:number-rows-repeated="3">
          <table:table-cell table:number-columns-repeated="7"/>
        </table:table-row>
        <table:table-row>
          <table:table-cell table:number-columns-repeated="4"/>
          <table:table-cell table:style-name="ce1" office:value-type="string">
            <text:p>S</text:p>
          </table:table-cell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LRMI" table:print="false" table:style-name="ta_extref">
        <table:table-source xlink:type="simple" xlink:href="../../git/rafael5/vdp/documents/artifacts/fileman/fm-analysis-20150801/NonFMglobals.ods" table:table-name="LRMI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 table:number-rows-repeated="4"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LS" table:print="false" table:style-name="ta_extref">
        <table:table-source xlink:type="simple" xlink:href="../../git/rafael5/vdp/documents/artifacts/fileman/fm-analysis-20150801/NonFMglobals.ods" table:table-name="LS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NLT" table:print="false" table:style-name="ta_extref">
        <table:table-source xlink:type="simple" xlink:href="../../git/rafael5/vdp/documents/artifacts/fileman/fm-analysis-20150801/NonFMglobals.ods" table:table-name="NLT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PP" table:print="false" table:style-name="ta_extref">
        <table:table-source xlink:type="simple" xlink:href="../../git/rafael5/vdp/documents/artifacts/fileman/fm-analysis-20150801/NonFMglobals.ods" table:table-name="PPP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REC" table:print="false" table:style-name="ta_extref">
        <table:table-source xlink:type="simple" xlink:href="../../git/rafael5/vdp/documents/artifacts/fileman/fm-analysis-20150801/NonFMglobals.ods" table:table-name="PREC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REM" table:print="false" table:style-name="ta_extref">
        <table:table-source xlink:type="simple" xlink:href="../../git/rafael5/vdp/documents/artifacts/fileman/fm-analysis-20150801/NonFMglobals.ods" table:table-name="PREM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REN" table:print="false" table:style-name="ta_extref">
        <table:table-source xlink:type="simple" xlink:href="../../git/rafael5/vdp/documents/artifacts/fileman/fm-analysis-20150801/NonFMglobals.ods" table:table-name="PREN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SA" table:print="false" table:style-name="ta_extref">
        <table:table-source xlink:type="simple" xlink:href="../../git/rafael5/vdp/documents/artifacts/fileman/fm-analysis-20150801/NonFMglobals.ods" table:table-name="PSA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SB" table:print="false" table:style-name="ta_extref">
        <table:table-source xlink:type="simple" xlink:href="../../git/rafael5/vdp/documents/artifacts/fileman/fm-analysis-20150801/NonFMglobals.ods" table:table-name="PSB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PSCST" table:print="false" table:style-name="ta_extref">
        <table:table-source xlink:type="simple" xlink:href="../../git/rafael5/vdp/documents/artifacts/fileman/fm-analysis-20150801/NonFMglobals.ods" table:table-name="PSCST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SD" table:print="false" table:style-name="ta_extref">
        <table:table-source xlink:type="simple" xlink:href="../../git/rafael5/vdp/documents/artifacts/fileman/fm-analysis-20150801/NonFMglobals.ods" table:table-name="PSD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PSG" table:print="false" table:style-name="ta_extref">
        <table:table-source xlink:type="simple" xlink:href="../../git/rafael5/vdp/documents/artifacts/fileman/fm-analysis-20150801/NonFMglobals.ods" table:table-name="PSG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SGW" table:print="false" table:style-name="ta_extref">
        <table:table-source xlink:type="simple" xlink:href="../../git/rafael5/vdp/documents/artifacts/fileman/fm-analysis-20150801/NonFMglobals.ods" table:table-name="PSGW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SI" table:print="false" table:style-name="ta_extref">
        <table:table-source xlink:type="simple" xlink:href="../../git/rafael5/vdp/documents/artifacts/fileman/fm-analysis-20150801/NonFMglobals.ods" table:table-name="PSI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SIV" table:print="false" table:style-name="ta_extref">
        <table:table-source xlink:type="simple" xlink:href="../../git/rafael5/vdp/documents/artifacts/fileman/fm-analysis-20150801/NonFMglobals.ods" table:table-name="PSIV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PSJ" table:print="false" table:style-name="ta_extref">
        <table:table-source xlink:type="simple" xlink:href="../../git/rafael5/vdp/documents/artifacts/fileman/fm-analysis-20150801/NonFMglobals.ods" table:table-name="PSJ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PSN" table:print="false" table:style-name="ta_extref">
        <table:table-source xlink:type="simple" xlink:href="../../git/rafael5/vdp/documents/artifacts/fileman/fm-analysis-20150801/NonFMglobals.ods" table:table-name="PSN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PSO" table:print="false" table:style-name="ta_extref">
        <table:table-source xlink:type="simple" xlink:href="../../git/rafael5/vdp/documents/artifacts/fileman/fm-analysis-20150801/NonFMglobals.ods" table:table-name="PSO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 table:number-rows-repeated="4"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 table:number-rows-repeated="6"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</table:table-row>
        <table:table-row table:number-rows-repeated="4"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PSRX" table:print="false" table:style-name="ta_extref">
        <table:table-source xlink:type="simple" xlink:href="../../git/rafael5/vdp/documents/artifacts/fileman/fm-analysis-20150801/NonFMglobals.ods" table:table-name="PSRX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SS" table:print="false" table:style-name="ta_extref">
        <table:table-source xlink:type="simple" xlink:href="../../git/rafael5/vdp/documents/artifacts/fileman/fm-analysis-20150801/NonFMglobals.ods" table:table-name="PSS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 table:number-rows-repeated="4">
          <table:table-cell table:number-columns-repeated="8"/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PSU" table:print="false" table:style-name="ta_extref">
        <table:table-source xlink:type="simple" xlink:href="../../git/rafael5/vdp/documents/artifacts/fileman/fm-analysis-20150801/NonFMglobals.ods" table:table-name="PSU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table table:name="'file:///Users/rafael/git/rafael5/vdp/documents/artifacts/fileman/fm-analysis-20150801/NonFMglobals.ods'#PSX" table:print="false" table:style-name="ta_extref">
        <table:table-source xlink:type="simple" xlink:href="../../git/rafael5/vdp/documents/artifacts/fileman/fm-analysis-20150801/NonFMglobals.ods" table:table-name="PSX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  <table:table-row>
          <table:table-cell table:number-columns-repeated="8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</table:table-row>
      </table:table>
      <table:table table:name="'file:///Users/rafael/git/rafael5/vdp/documents/artifacts/fileman/fm-analysis-20150801/NonFMglobals.ods'#PX" table:print="false" table:style-name="ta_extref">
        <table:table-source xlink:type="simple" xlink:href="../../git/rafael5/vdp/documents/artifacts/fileman/fm-analysis-20150801/NonFMglobals.ods" table:table-name="PX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alid</text:p>
          </table:table-cell>
          <table:table-cell/>
          <table:table-cell table:style-name="ce1" office:value-type="string">
            <text:p>Set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Ki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32:41.985075000</meta:creation-date>
    <dc:date>2016-01-31T18:33:10.021604000</dc:date>
    <meta:editing-duration>PT28S</meta:editing-duration>
    <meta:editing-cycles>1</meta:editing-cycles>
    <meta:document-statistic meta:table-count="1" meta:cell-count="151" meta:object-count="0"/>
    <meta:generator>LibreOffice/5.0.4.2$MacOSX_X86_64 LibreOffice_project/2b9802c1994aa0b7dc6079e128979269cf95bc78</meta:generator>
  </office:meta>
</office:document-meta>
</file>